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dee58" officeooo:paragraph-rsid="000dee58" style:font-size-asian="14pt" style:font-size-complex="16pt"/>
    </style:style>
    <style:style style:name="P2" style:family="paragraph" style:parent-style-name="Standard">
      <style:text-properties fo:font-size="16pt" officeooo:rsid="000dee58" officeooo:paragraph-rsid="000dee58" style:font-size-asian="14pt" style:font-size-complex="16pt"/>
    </style:style>
    <style:style style:name="P3" style:family="paragraph" style:parent-style-name="Standard">
      <style:text-properties fo:font-size="16pt" officeooo:rsid="00109e62" officeooo:paragraph-rsid="00109e62" style:font-size-asian="14pt" style:font-size-complex="16pt"/>
    </style:style>
    <style:style style:name="P4" style:family="paragraph" style:parent-style-name="Standard">
      <style:text-properties fo:font-size="16pt" officeooo:rsid="001178b1" officeooo:paragraph-rsid="001178b1" style:font-size-asian="14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#include&lt;stdio.h&gt;</text:p>
      <text:p text:style-name="P1">int main()</text:p>
      <text:p text:style-name="P1">{</text:p>
      <text:p text:style-name="P1"><text:s text:c="4"/>int month;</text:p>
      <text:p text:style-name="P1"><text:s text:c="4"/>printf("Enter number of month:- ");</text:p>
      <text:p text:style-name="P1"><text:s text:c="4"/>scanf("%d",&amp;month);</text:p>
      <text:p text:style-name="P1"/>
      <text:p text:style-name="P1"><text:s text:c="4"/>switch(month)</text:p>
      <text:p text:style-name="P1"><text:s text:c="4"/>{</text:p>
      <text:p text:style-name="P1"><text:s text:c="8"/>case 1:</text:p>
      <text:p text:style-name="P1"><text:s text:c="8"/>case 3:</text:p>
      <text:p text:style-name="P1"><text:s text:c="8"/>case 5:</text:p>
      <text:p text:style-name="P1"><text:s text:c="8"/>case 7:</text:p>
      <text:p text:style-name="P1"><text:s text:c="8"/>case 8:</text:p>
      <text:p text:style-name="P1"><text:s text:c="8"/>case 10:</text:p>
      <text:p text:style-name="P1"><text:s text:c="8"/>case 12:</text:p>
      <text:p text:style-name="P1"><text:s text:c="12"/>printf("The number of days are 31\n");</text:p>
      <text:p text:style-name="P1"><text:s text:c="12"/>break;</text:p>
      <text:p text:style-name="P1"><text:s text:c="8"/>case 4:</text:p>
      <text:p text:style-name="P1"><text:s text:c="8"/>case 6:</text:p>
      <text:p text:style-name="P1"><text:s text:c="8"/>case 9:</text:p>
      <text:p text:style-name="P1"><text:s text:c="8"/>case 11:</text:p>
      <text:p text:style-name="P1"><text:s text:c="12"/>printf("The number of days are 30\n");</text:p>
      <text:p text:style-name="P1"><text:s text:c="12"/>break;</text:p>
      <text:p text:style-name="P1"><text:s text:c="8"/>case 2:</text:p>
      <text:p text:style-name="P1"><text:s text:c="12"/>printf("The number of days are 28\n");</text:p>
      <text:p text:style-name="P1"><text:s text:c="12"/>break;</text:p>
      <text:p text:style-name="P1"><text:s text:c="8"/>default:</text:p>
      <text:p text:style-name="P1"><text:s text:c="12"/>printf("Enter valid month number\n");</text:p>
      <text:p text:style-name="P1"><text:s text:c="4"/>}</text:p>
      <text:p text:style-name="P1">}</text:p>
      <text:p text:style-name="P1"/>
      <text:p text:style-name="P1">2.#include&lt;stdio.h&gt;</text:p>
      <text:p text:style-name="P1">#include&lt;stdlib.h&gt;</text:p>
      <text:p text:style-name="P1">int main()</text:p>
      <text:p text:style-name="P1">{</text:p>
      <text:p text:style-name="P1"><text:s text:c="4"/>char input;</text:p>
      <text:p text:style-name="P1"><text:s text:c="4"/>int num1,num2;</text:p>
      <text:p text:style-name="P1"><text:s text:c="4"/>float div;</text:p>
      <text:p text:style-name="P1"><text:soft-page-break/></text:p>
      <text:p text:style-name="P1"><text:s text:c="4"/>while(1)</text:p>
      <text:p text:style-name="P1"><text:s text:c="4"/>{</text:p>
      <text:p text:style-name="P1"><text:s text:c="8"/>printf("\nEnter the required letter\n");</text:p>
      <text:p text:style-name="P1"><text:s text:c="8"/>printf("a.Addition\n");</text:p>
      <text:p text:style-name="P1"><text:s text:c="8"/>printf("b.Subtraction\n");</text:p>
      <text:p text:style-name="P1"><text:s text:c="8"/>printf("c.Multiplication\n");</text:p>
      <text:p text:style-name="P1"><text:s text:c="8"/>printf("d.Division\n");</text:p>
      <text:p text:style-name="P1"><text:s text:c="8"/>printf("e.Exit\n");</text:p>
      <text:p text:style-name="P1"><text:s text:c="8"/>scanf("%c",&amp;input);</text:p>
      <text:p text:style-name="P1"/>
      <text:p text:style-name="P1"><text:s text:c="8"/>printf("\nEnter Two Numbers :- \n");</text:p>
      <text:p text:style-name="P1"><text:s text:c="8"/>scanf("%d %d",&amp;num1,&amp;num2);</text:p>
      <text:p text:style-name="P1"/>
      <text:p text:style-name="P1"><text:s text:c="8"/>switch(input)</text:p>
      <text:p text:style-name="P1"><text:s text:c="8"/>{</text:p>
      <text:p text:style-name="P1"><text:s text:c="8"/>case 'a':</text:p>
      <text:p text:style-name="P1"><text:s text:c="12"/>printf("The Sum is %d\n",num1+num2);</text:p>
      <text:p text:style-name="P1"><text:s text:c="12"/>break;</text:p>
      <text:p text:style-name="P1"><text:s text:c="8"/>case 'b':</text:p>
      <text:p text:style-name="P1"><text:s text:c="12"/>printf("The Difference is %d\n",num1-num2);</text:p>
      <text:p text:style-name="P1"><text:s text:c="12"/>break;</text:p>
      <text:p text:style-name="P1"><text:s text:c="8"/>case 'c':</text:p>
      <text:p text:style-name="P1"><text:s text:c="12"/>printf("The Product is %d\n",num1*num2);</text:p>
      <text:p text:style-name="P1"><text:s text:c="12"/>break;</text:p>
      <text:p text:style-name="P1"><text:s text:c="8"/>case 'd':</text:p>
      <text:p text:style-name="P1"><text:s text:c="12"/>if(num1&gt;num2)</text:p>
      <text:p text:style-name="P1"><text:s text:c="16"/>div=num1/num2;</text:p>
      <text:p text:style-name="P1"><text:s text:c="12"/>else</text:p>
      <text:p text:style-name="P1"><text:s text:c="16"/>div=num2/num1;</text:p>
      <text:p text:style-name="P1"><text:s text:c="12"/>printf("The Quotient is %f\n",div);</text:p>
      <text:p text:style-name="P1"><text:s text:c="12"/>break;</text:p>
      <text:p text:style-name="P1"><text:s text:c="8"/>case 'e':</text:p>
      <text:p text:style-name="P1"><text:s text:c="12"/>exit(0);</text:p>
      <text:p text:style-name="P1"><text:s text:c="8"/>}</text:p>
      <text:p text:style-name="P1"><text:s text:c="4"/>}</text:p>
      <text:p text:style-name="P1">}</text:p>
      <text:p text:style-name="P1"/>
      <text:p text:style-name="P1">3.#include&lt;stdio.h&gt;</text:p>
      <text:p text:style-name="P1"><text:soft-page-break/>int main()</text:p>
      <text:p text:style-name="P1">{</text:p>
      <text:p text:style-name="P1"><text:s text:c="4"/>int day;</text:p>
      <text:p text:style-name="P1"/>
      <text:p text:style-name="P1"><text:s text:c="4"/>printf("Enter day no of the week :-");</text:p>
      <text:p text:style-name="P1"><text:s text:c="4"/>scanf("%d",&amp;day);</text:p>
      <text:p text:style-name="P1"/>
      <text:p text:style-name="P1"><text:s text:c="4"/>switch(day)</text:p>
      <text:p text:style-name="P1"><text:s text:c="4"/>{</text:p>
      <text:p text:style-name="P1"><text:s text:c="8"/>case 1:</text:p>
      <text:p text:style-name="P1"><text:s text:c="12"/>printf("Mondays are great to greet a new week full of optimism.\nAnd I bet you have never had a beautiful Monday morning than this one today.\nI wish you all the best!\n");</text:p>
      <text:p text:style-name="P1"><text:s text:c="12"/>break;</text:p>
      <text:p text:style-name="P1"><text:s text:c="8"/>case 2:</text:p>
      <text:p text:style-name="P1"><text:s text:c="12"/>printf("Tuesday is the second day of the week.\nNo doubt you must be feeling more pressured for targets to reach.\nAmid all stress and strain, you have a relaxing day, this is my wish\n");</text:p>
      <text:p text:style-name="P1"><text:s text:c="12"/>break;</text:p>
      <text:p text:style-name="P1"><text:s text:c="8"/>case 3:</text:p>
      <text:p text:style-name="P1"><text:s text:c="12"/>printf("Old friends pass away, new friends appear.\nIt is just like the days. An old day passes, a new day arrives.\nThe important thing is to make it meaningful: a meaningful friend or a meaningful day.\n");</text:p>
      <text:p text:style-name="P1"><text:s text:c="12"/>break;</text:p>
      <text:p text:style-name="P1"><text:s text:c="8"/>case 4:</text:p>
      <text:p text:style-name="P1"><text:s text:c="12"/>printf("May this Thursday bring joy and happiness throughout the day and make your heart feel relaxed.\nBe positive, happy, and brave. Have a positive Thursday!\n");</text:p>
      <text:p text:style-name="P1"><text:s text:c="12"/>break;</text:p>
      <text:p text:style-name="P1"><text:s text:c="8"/>case 5:</text:p>
      <text:p text:style-name="P1"><text:s text:c="12"/>printf("Friday has arrived once more.\nBegin your day by reflecting on what is important to you.\nConcentrate on your goals. Have a fantastic weekend.\n");</text:p>
      <text:p text:style-name="P1"><text:s text:c="12"/>break;</text:p>
      <text:p text:style-name="P1"><text:s text:c="8"/>case 6:</text:p>
      <text:p text:style-name="P1"><text:s text:c="12"/>printf("Happy Saturday! Make the most of the day, live, laugh, love, dream, play and enjoy!\n");</text:p>
      <text:p text:style-name="P1"><text:s text:c="12"/>break;</text:p>
      <text:p text:style-name="P1"><text:s text:c="8"/>case 7:</text:p>
      <text:p text:style-name="P1"><text:soft-page-break/><text:s text:c="12"/>printf("Sunday. A day to refuel your soul and be grateful for your blessings.\nTake a deep breath and relax. Enjoy your family, your friends, and a cup of tea.\n");</text:p>
      <text:p text:style-name="P1"><text:s text:c="12"/>break;</text:p>
      <text:p text:style-name="P1"><text:s text:c="8"/>default:</text:p>
      <text:p text:style-name="P1"><text:s text:c="12"/>printf("Invalid Choice\n");</text:p>
      <text:p text:style-name="P1"><text:s text:c="12"/>break;</text:p>
      <text:p text:style-name="P1"><text:s text:c="4"/>}</text:p>
      <text:p text:style-name="P1">}</text:p>
      <text:p text:style-name="P1"/>
      <text:p text:style-name="P1">4.#include&lt;stdio.h&gt;</text:p>
      <text:p text:style-name="P1">#include&lt;stdlib.h&gt;</text:p>
      <text:p text:style-name="P1">int main()</text:p>
      <text:p text:style-name="P1">{</text:p>
      <text:p text:style-name="P1"><text:s text:c="4"/>char c;</text:p>
      <text:p text:style-name="P1"><text:s text:c="4"/>float side1,side2,side3;</text:p>
      <text:p text:style-name="P1"/>
      <text:p text:style-name="P1"><text:s text:c="4"/>while(1)</text:p>
      <text:p text:style-name="P1"><text:s text:c="4"/>{</text:p>
      <text:p text:style-name="P1"><text:s text:c="8"/>printf("\nSelect any of the following checks\n");</text:p>
      <text:p text:style-name="P1"><text:s text:c="8"/>printf("a.Isosceles Triangle Check\n");</text:p>
      <text:p text:style-name="P1"><text:s text:c="8"/>printf("b.Right Angle Triangle Check\n");</text:p>
      <text:p text:style-name="P1"><text:s text:c="8"/>printf("c.Equilateral Triangle Check\n");</text:p>
      <text:p text:style-name="P1"><text:s text:c="8"/>printf("d.Exit\n");</text:p>
      <text:p text:style-name="P1"><text:s text:c="8"/>printf("Enter any Letter :-");</text:p>
      <text:p text:style-name="P1"><text:s text:c="8"/>scanf("%c",&amp;c);</text:p>
      <text:p text:style-name="P1"><text:s text:c="8"/>printf("\n");</text:p>
      <text:p text:style-name="P1"/>
      <text:p text:style-name="P1"><text:s text:c="8"/>switch(c)</text:p>
      <text:p text:style-name="P1"><text:s text:c="8"/>{</text:p>
      <text:p text:style-name="P1"><text:s text:c="12"/>case 'a':</text:p>
      <text:p text:style-name="P1"><text:s text:c="12"/>{</text:p>
      <text:p text:style-name="P1"><text:s text:c="16"/>printf("Enter three sides of the triangle :-");</text:p>
      <text:p text:style-name="P1"><text:s text:c="16"/>scanf("%f %f %f",&amp;side1,&amp;side2,&amp;side3);</text:p>
      <text:p text:style-name="P1"/>
      <text:p text:style-name="P1"><text:s text:c="16"/>if((side1==side2)|(side2==side3)|(side3==side1))</text:p>
      <text:p text:style-name="P1"><text:s text:c="20"/>printf("The Triangle is Isosceles\n");</text:p>
      <text:p text:style-name="P1"><text:s text:c="16"/>else</text:p>
      <text:p text:style-name="P1"><text:s text:c="20"/>printf("The Triangle is not Isosceles\n");</text:p>
      <text:p text:style-name="P1"><text:soft-page-break/><text:s text:c="16"/>break;</text:p>
      <text:p text:style-name="P1"><text:s text:c="12"/>}//case a ends</text:p>
      <text:p text:style-name="P1"/>
      <text:p text:style-name="P1"><text:s text:c="12"/>case 'b':</text:p>
      <text:p text:style-name="P1"><text:s text:c="12"/>{</text:p>
      <text:p text:style-name="P1"><text:s text:c="16"/>printf("Enter three sides of the triangle :-");</text:p>
      <text:p text:style-name="P1"><text:s text:c="16"/>scanf("%f %f %f",&amp;side1,&amp;side2,&amp;side3);</text:p>
      <text:p text:style-name="P1"/>
      <text:p text:style-name="P1"><text:s text:c="16"/>if((side1&gt;side2)&amp;&amp;(side1&gt;side3))</text:p>
      <text:p text:style-name="P1"><text:s text:c="16"/>{</text:p>
      <text:p text:style-name="P1"><text:s text:c="20"/>if((side1*side1)==(side2*side2)+(side3*side3))</text:p>
      <text:p text:style-name="P1"><text:s text:c="24"/>printf("The Triangle is Right Triangle\n");</text:p>
      <text:p text:style-name="P1"><text:s text:c="20"/>else</text:p>
      <text:p text:style-name="P1"><text:s text:c="24"/>printf("The Triangle is not Right Triangle\n");</text:p>
      <text:p text:style-name="P1"><text:s text:c="16"/>}</text:p>
      <text:p text:style-name="P1"/>
      <text:p text:style-name="P1"><text:s text:c="16"/>else if((side2&gt;side1)&amp;&amp;(side2&gt;side3))</text:p>
      <text:p text:style-name="P1"><text:s text:c="16"/>{</text:p>
      <text:p text:style-name="P1"><text:s text:c="20"/>if((side2*side2)==(side1*side1)+(side3*side3))</text:p>
      <text:p text:style-name="P1"><text:s text:c="24"/>printf("The Triangle is Right Triangle\n");</text:p>
      <text:p text:style-name="P1"><text:s text:c="20"/>else</text:p>
      <text:p text:style-name="P1"><text:s text:c="24"/>printf("The Triangle is not Right Triangle\n");</text:p>
      <text:p text:style-name="P1"><text:s text:c="16"/>}</text:p>
      <text:p text:style-name="P1"/>
      <text:p text:style-name="P1"><text:s text:c="16"/>else</text:p>
      <text:p text:style-name="P1"><text:s text:c="16"/>{</text:p>
      <text:p text:style-name="P1"><text:s text:c="20"/>if((side3*side3)==(side2*side2)+(side1*side1))</text:p>
      <text:p text:style-name="P1"><text:s text:c="24"/>printf("The Triangle is Right Triangle\n");</text:p>
      <text:p text:style-name="P1"><text:s text:c="20"/>else</text:p>
      <text:p text:style-name="P1"><text:s text:c="24"/>printf("The Triangle is not Right Triangle\n");</text:p>
      <text:p text:style-name="P1"><text:s text:c="16"/>} <text:s text:c="4"/></text:p>
      <text:p text:style-name="P1"><text:s text:c="16"/>break; <text:s text:c="14"/></text:p>
      <text:p text:style-name="P1"><text:s text:c="12"/>}//case b ends</text:p>
      <text:p text:style-name="P1"/>
      <text:p text:style-name="P1"><text:s text:c="12"/>case 'c':</text:p>
      <text:p text:style-name="P1"><text:s text:c="12"/>{</text:p>
      <text:p text:style-name="P1"><text:s text:c="16"/>printf("Enter three sides of the triangle :-");</text:p>
      <text:p text:style-name="P1"><text:s text:c="16"/>scanf("%f %f %f",&amp;side1,&amp;side2,&amp;side3);</text:p>
      <text:p text:style-name="P1"/>
      <text:p text:style-name="P1"><text:soft-page-break/><text:s text:c="16"/>if((side1==side2)&amp;&amp;(side1==side3))</text:p>
      <text:p text:style-name="P1"><text:s text:c="20"/>printf("The Triangle is Equilateral\n");</text:p>
      <text:p text:style-name="P1"><text:s text:c="16"/>else</text:p>
      <text:p text:style-name="P1"><text:s text:c="20"/>printf("The Triangle is not Equilateral\n");</text:p>
      <text:p text:style-name="P1"><text:s text:c="16"/>break;</text:p>
      <text:p text:style-name="P1"><text:s text:c="12"/>}//case c ends</text:p>
      <text:p text:style-name="P1"/>
      <text:p text:style-name="P1"><text:s text:c="12"/>case 'd':</text:p>
      <text:p text:style-name="P1"><text:s text:c="16"/>exit(0);</text:p>
      <text:p text:style-name="P1"><text:s text:c="12"/>default:</text:p>
      <text:p text:style-name="P1"><text:s text:c="16"/>printf("Invalid Choice\n");</text:p>
      <text:p text:style-name="P1"><text:s text:c="8"/>}</text:p>
      <text:p text:style-name="P1"><text:s text:c="4"/>}</text:p>
      <text:p text:style-name="P1">}</text:p>
      <text:p text:style-name="P1"/>
      <text:p text:style-name="P1">5.#include&lt;stdio.h&gt;</text:p>
      <text:p text:style-name="P1">int main()</text:p>
      <text:p text:style-name="P1">{</text:p>
      <text:p text:style-name="P1"><text:s text:c="4"/>int var;</text:p>
      <text:p text:style-name="P1"><text:s text:c="4"/>printf("Enter a number:- ");</text:p>
      <text:p text:style-name="P1"><text:s text:c="4"/>scanf("%d",&amp;var);</text:p>
      <text:p text:style-name="P1"/>
      <text:p text:style-name="P1"><text:s text:c="4"/>switch(var)</text:p>
      <text:p text:style-name="P1"><text:s text:c="4"/>{</text:p>
      <text:p text:style-name="P1"><text:s text:c="8"/>case 1:</text:p>
      <text:p text:style-name="P1"><text:s text:c="12"/>printf("Good\n");</text:p>
      <text:p text:style-name="P1"><text:s text:c="12"/>break;</text:p>
      <text:p text:style-name="P1"><text:s text:c="8"/>case 2:</text:p>
      <text:p text:style-name="P1"><text:s text:c="12"/>printf("Better\n");</text:p>
      <text:p text:style-name="P1"><text:s text:c="12"/>break;</text:p>
      <text:p text:style-name="P1"><text:s text:c="8"/>case 3:</text:p>
      <text:p text:style-name="P1"><text:s text:c="12"/>printf("Best\n");</text:p>
      <text:p text:style-name="P1"><text:s text:c="12"/>break;</text:p>
      <text:p text:style-name="P1"><text:s text:c="8"/>default:</text:p>
      <text:p text:style-name="P1"><text:s text:c="12"/>printf("Invalid\n");</text:p>
      <text:p text:style-name="P1"><text:s text:c="4"/>}</text:p>
      <text:p text:style-name="P1">}</text:p>
      <text:p text:style-name="P1"/>
      <text:p text:style-name="P1"/>
      <text:p text:style-name="P1"><text:soft-page-break/>6.#include&lt;stdio.h&gt;</text:p>
      <text:p text:style-name="P1">int main()</text:p>
      <text:p text:style-name="P1">{</text:p>
      <text:p text:style-name="P1"><text:s text:c="4"/>int year,val;</text:p>
      <text:p text:style-name="P1"><text:s text:c="4"/>printf("Enter any year:- ");</text:p>
      <text:p text:style-name="P1"><text:s text:c="4"/>scanf("%d",&amp;year);</text:p>
      <text:p text:style-name="P1"/>
      <text:p text:style-name="P1"><text:s text:c="4"/>if(year%400==0)</text:p>
      <text:p text:style-name="P1"><text:s text:c="8"/>val=1;</text:p>
      <text:p text:style-name="P1"><text:s text:c="4"/>else if(year%4==0)</text:p>
      <text:p text:style-name="P1"><text:s text:c="4"/>{</text:p>
      <text:p text:style-name="P1"><text:s text:c="8"/>if(year%100==0)</text:p>
      <text:p text:style-name="P1"><text:s text:c="12"/>val=2;</text:p>
      <text:p text:style-name="P1"><text:s text:c="8"/>else</text:p>
      <text:p text:style-name="P1"><text:s text:c="12"/>val=1;</text:p>
      <text:p text:style-name="P1"><text:s text:c="4"/>}</text:p>
      <text:p text:style-name="P1"><text:s text:c="4"/>else</text:p>
      <text:p text:style-name="P1"><text:s text:c="8"/>val=2;</text:p>
      <text:p text:style-name="P1"><text:s text:c="4"/></text:p>
      <text:p text:style-name="P1"><text:s text:c="4"/>switch(val)</text:p>
      <text:p text:style-name="P1"><text:s text:c="4"/>{</text:p>
      <text:p text:style-name="P1"><text:s text:c="8"/>case 1:</text:p>
      <text:p text:style-name="P1"><text:s text:c="12"/>printf("%d is a leap year\n",year);</text:p>
      <text:p text:style-name="P1"><text:s text:c="12"/>break;</text:p>
      <text:p text:style-name="P1"><text:s text:c="8"/>case 2:</text:p>
      <text:p text:style-name="P1"><text:s text:c="12"/>printf("%d is not a leap year\n",year);</text:p>
      <text:p text:style-name="P1"><text:s text:c="12"/>break;</text:p>
      <text:p text:style-name="P1"><text:s text:c="8"/>default:</text:p>
      <text:p text:style-name="P1"><text:s text:c="12"/>("Enter correct value\n");</text:p>
      <text:p text:style-name="P1"><text:s text:c="4"/>}</text:p>
      <text:p text:style-name="P1">}</text:p>
      <text:p text:style-name="P1"/>
      <text:p text:style-name="P3">7.#include&lt;stdio.h&gt;</text:p>
      <text:p text:style-name="P3">int main()</text:p>
      <text:p text:style-name="P3">{</text:p>
      <text:p text:style-name="P3"><text:s text:c="4"/>int unit,val;</text:p>
      <text:p text:style-name="P3"><text:s text:c="4"/>float amount,bill;</text:p>
      <text:p text:style-name="P3"><text:s text:c="4"/>printf("Enter the units of the bill:-");</text:p>
      <text:p text:style-name="P3"><text:s text:c="4"/>scanf("%d",&amp;unit);</text:p>
      <text:p text:style-name="P3"><text:soft-page-break/></text:p>
      <text:p text:style-name="P3"><text:s text:c="4"/>if(unit&lt;=50)</text:p>
      <text:p text:style-name="P3"><text:s text:c="8"/>val=1;</text:p>
      <text:p text:style-name="P3"><text:s text:c="4"/>else if(unit&lt;=150)</text:p>
      <text:p text:style-name="P3"><text:s text:c="8"/>val=2;</text:p>
      <text:p text:style-name="P3"><text:s text:c="4"/>else if(unit&lt;=250)</text:p>
      <text:p text:style-name="P3"><text:s text:c="8"/>val=3;</text:p>
      <text:p text:style-name="P3"><text:s text:c="4"/>else</text:p>
      <text:p text:style-name="P3"><text:s text:c="8"/>val=4;</text:p>
      <text:p text:style-name="P3"><text:s text:c="4"/></text:p>
      <text:p text:style-name="P3"><text:s text:c="4"/>switch(val)</text:p>
      <text:p text:style-name="P3"><text:s text:c="4"/>{</text:p>
      <text:p text:style-name="P3"><text:s text:c="8"/>case 1:</text:p>
      <text:p text:style-name="P3"><text:s text:c="12"/>amount=unit*0.50;</text:p>
      <text:p text:style-name="P3"><text:s text:c="12"/>break;</text:p>
      <text:p text:style-name="P3"><text:s text:c="8"/>case 2:</text:p>
      <text:p text:style-name="P3"><text:s text:c="12"/>amount=(unit-50)*0.75+(50*0.50);</text:p>
      <text:p text:style-name="P3"><text:s text:c="12"/>break;</text:p>
      <text:p text:style-name="P3"><text:s text:c="8"/>case 3:</text:p>
      <text:p text:style-name="P3"><text:s text:c="12"/>amount=(unit-150)*1.20+(100*0.75+50*0.50);</text:p>
      <text:p text:style-name="P3"><text:s text:c="12"/>break;</text:p>
      <text:p text:style-name="P3"><text:s text:c="8"/>case 4:</text:p>
      <text:p text:style-name="P3"><text:s text:c="12"/>amount=(unit-250)*1.50+(100*1.20+100*0.75+50*0.50);</text:p>
      <text:p text:style-name="P3"><text:s text:c="12"/>break;</text:p>
      <text:p text:style-name="P3"><text:s text:c="4"/>}</text:p>
      <text:p text:style-name="P3"><text:s text:c="4"/>bill=amount+(amount*0.2);</text:p>
      <text:p text:style-name="P3"><text:s text:c="4"/>printf("Total amount of bill is Rs %f\n",bill);</text:p>
      <text:p text:style-name="P3">}</text:p>
      <text:p text:style-name="P3"/>
      <text:p text:style-name="P4">8.#include&lt;stdio.h&gt;</text:p>
      <text:p text:style-name="P4">int main()</text:p>
      <text:p text:style-name="P4">{</text:p>
      <text:p text:style-name="P4"><text:s text:c="4"/>int num,num1,val;</text:p>
      <text:p text:style-name="P4"><text:s text:c="4"/>printf("Enter a number:- ");</text:p>
      <text:p text:style-name="P4"><text:s text:c="4"/>scanf("%d",&amp;num);</text:p>
      <text:p text:style-name="P4"/>
      <text:p text:style-name="P4"><text:s text:c="4"/>if(num&gt;0)</text:p>
      <text:p text:style-name="P4"><text:s text:c="8"/>val=1;</text:p>
      <text:p text:style-name="P4"><text:s text:c="4"/>if(num&lt;0)</text:p>
      <text:p text:style-name="P4"><text:soft-page-break/><text:s text:c="8"/>val=2;</text:p>
      <text:p text:style-name="P4"><text:s text:c="4"/>num1=num*-1;</text:p>
      <text:p text:style-name="P4"><text:s text:c="4"/></text:p>
      <text:p text:style-name="P4"><text:s text:c="4"/>switch(val)</text:p>
      <text:p text:style-name="P4"><text:s text:c="4"/>{</text:p>
      <text:p text:style-name="P4"><text:s text:c="8"/>case 1:</text:p>
      <text:p text:style-name="P4"><text:s text:c="12"/>printf("Negative of %d is %d\n",num,num1);</text:p>
      <text:p text:style-name="P4"><text:s text:c="12"/>break;</text:p>
      <text:p text:style-name="P4"><text:s text:c="8"/>case 2:</text:p>
      <text:p text:style-name="P4"><text:s text:c="12"/>printf("Positive of %d is %d\n",num,num1);</text:p>
      <text:p text:style-name="P4"><text:s text:c="12"/>break;</text:p>
      <text:p text:style-name="P4"><text:s text:c="8"/>default:</text:p>
      <text:p text:style-name="P4"><text:s text:c="12"/>printf("Enter correct value:- ");</text:p>
      <text:p text:style-name="P4"><text:s text:c="4"/>}</text:p>
      <text:p text:style-name="P4">}</text:p>
      <text:p text:style-name="P4"/>
      <text:p text:style-name="P4">9.#include&lt;stdio.h&gt;</text:p>
      <text:p text:style-name="P4">int main()</text:p>
      <text:p text:style-name="P4">{</text:p>
      <text:p text:style-name="P4"><text:s text:c="4"/>int num,num1,val;</text:p>
      <text:p text:style-name="P4"><text:s text:c="4"/>printf("Enter an even number:- ");</text:p>
      <text:p text:style-name="P4"><text:s text:c="4"/>scanf("%d",&amp;num);</text:p>
      <text:p text:style-name="P4"/>
      <text:p text:style-name="P4"><text:s text:c="4"/>if(num%2==0)</text:p>
      <text:p text:style-name="P4"><text:s text:c="8"/>val=1;</text:p>
      <text:p text:style-name="P4"><text:s text:c="4"/>else</text:p>
      <text:p text:style-name="P4"><text:s text:c="8"/>val=2;</text:p>
      <text:p text:style-name="P4"><text:s text:c="4"/></text:p>
      <text:p text:style-name="P4"><text:s text:c="4"/>switch(val)</text:p>
      <text:p text:style-name="P4"><text:s text:c="4"/>{</text:p>
      <text:p text:style-name="P4"><text:s text:c="8"/>case 1:</text:p>
      <text:p text:style-name="P4"><text:s text:c="12"/>num1=num+1;</text:p>
      <text:p text:style-name="P4"><text:s text:c="12"/>printf("%d rounded to upper nearest odd number is %d\n",num,num1);</text:p>
      <text:p text:style-name="P4"><text:s text:c="12"/>break;</text:p>
      <text:p text:style-name="P4"><text:s text:c="8"/>case 2:</text:p>
      <text:p text:style-name="P4"><text:s text:c="12"/>printf("%d is already odd\n",num);</text:p>
      <text:p text:style-name="P4"><text:s text:c="12"/>break;</text:p>
      <text:p text:style-name="P4"><text:s text:c="8"/>default:</text:p>
      <text:p text:style-name="P4"><text:soft-page-break/><text:s text:c="12"/>printf("Enter correct value:- ");</text:p>
      <text:p text:style-name="P4"><text:s text:c="4"/>}</text:p>
      <text:p text:style-name="P4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5T21:22:55.603520607</meta:creation-date>
    <dc:date>2022-07-26T21:02:32.559039061</dc:date>
    <meta:editing-duration>PT37M3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0" meta:paragraph-count="310" meta:word-count="747" meta:character-count="8153" meta:non-whitespace-character-count="5076"/>
  </office:meta>
</office:document-meta>
</file>